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084cm" fo:margin-left="-0.106cm" fo:margin-top="0cm" fo:margin-bottom="0cm" table:align="left"/>
    </style:style>
    <style:style style:name="Table1.A" style:family="table-column">
      <style:table-column-properties style:column-width="2.311cm"/>
    </style:style>
    <style:style style:name="Table1.B" style:family="table-column">
      <style:table-column-properties style:column-width="2.256cm"/>
    </style:style>
    <style:style style:name="Table1.C" style:family="table-column">
      <style:table-column-properties style:column-width="2.26cm"/>
    </style:style>
    <style:style style:name="Table1.D" style:family="table-column">
      <style:table-column-properties style:column-width="2.258cm"/>
    </style:style>
    <style:style style:name="Table1.1" style:family="table-row">
      <style:table-row-properties style:min-row-height="0.579cm" fo:keep-together="auto"/>
    </style:style>
    <style:style style:name="Table1.A1" style:family="table-cell">
      <style:table-cell-properties style:vertical-align="bottom" fo:padding="0.097cm" fo:border-left="none" fo:border-right="none" fo:border-top="0.5pt solid #000000" fo:border-bottom="0.5pt solid #000000"/>
    </style:style>
    <style:style style:name="Table1.A2" style:family="table-cell">
      <style:table-cell-properties style:vertical-align="bottom" fo:padding-left="0.053cm" fo:padding-right="0.053cm" fo:padding-top="0cm" fo:padding-bottom="0cm" fo:border="none"/>
    </style:style>
    <style:style style:name="Table1.A5" style:family="table-cell">
      <style:table-cell-properties style:vertical-align="bottom" fo:padding="0.097cm" fo:border-left="none" fo:border-right="none" fo:border-top="none" fo:border-bottom="0.5pt solid #000000"/>
    </style:style>
    <style:style style:name="Table2" style:family="table">
      <style:table-properties style:width="9.084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6cm"/>
    </style:style>
    <style:style style:name="Table2.C" style:family="table-column">
      <style:table-column-properties style:column-width="2.26cm"/>
    </style:style>
    <style:style style:name="Table2.D" style:family="table-column">
      <style:table-column-properties style:column-width="2.258cm"/>
    </style:style>
    <style:style style:name="Table2.1" style:family="table-row">
      <style:table-row-properties style:min-row-height="0.579cm" fo:keep-together="auto"/>
    </style:style>
    <style:style style:name="Table2.A1" style:family="table-cell">
      <style:table-cell-properties style:vertical-align="bottom" fo:padding="0.097cm" fo:border-left="none" fo:border-right="none" fo:border-top="0.5pt solid #000000" fo:border-bottom="0.5pt solid #000000"/>
    </style:style>
    <style:style style:name="Table2.A2" style:family="table-cell">
      <style:table-cell-properties style:vertical-align="bottom" fo:padding-left="0.053cm" fo:padding-right="0.053cm" fo:padding-top="0cm" fo:padding-bottom="0cm" fo:border="none"/>
    </style:style>
    <style:style style:name="Table2.A5" style:family="table-cell">
      <style:table-cell-properties style:vertical-align="bottom" fo:padding="0.097cm" fo:border-left="none" fo:border-right="none" fo:border-top="none" fo:border-bottom="0.5pt solid #000000"/>
    </style:style>
    <style:style style:name="P1" style:family="paragraph" style:parent-style-name="Standard">
      <style:paragraph-properties fo:text-align="end" style:justify-single-word="false">
        <style:tab-stops/>
      </style:paragraph-properties>
      <style:text-properties officeooo:paragraph-rsid="001d44d8"/>
    </style:style>
    <style:style style:name="P2" style:family="paragraph" style:parent-style-name="Standard">
      <style:paragraph-properties fo:text-align="end" style:justify-single-word="false">
        <style:tab-stops/>
      </style:paragraph-properties>
      <style:text-properties officeooo:paragraph-rsid="001e311b"/>
    </style:style>
    <style:style style:name="P3" style:family="paragraph" style:parent-style-name="Standard">
      <style:paragraph-properties fo:text-align="start" style:justify-single-word="false">
        <style:tab-stops/>
      </style:paragraph-properties>
      <style:text-properties fo:font-weight="bold" officeooo:paragraph-rsid="001d44d8" style:font-weight-asian="bold" style:font-weight-complex="bold"/>
    </style:style>
    <style:style style:name="P4" style:family="paragraph" style:parent-style-name="Standard">
      <style:paragraph-properties fo:text-align="start" style:justify-single-word="false">
        <style:tab-stops/>
      </style:paragraph-properties>
      <style:text-properties fo:font-weight="bold" officeooo:paragraph-rsid="001e311b" style:font-weight-asian="bold" style:font-weight-complex="bold"/>
    </style:style>
    <style:style style:name="P5" style:family="paragraph" style:parent-style-name="Standard">
      <style:paragraph-properties fo:text-align="start" style:justify-single-word="false" style:writing-mode="lr-tb"/>
      <style:text-properties style:text-position="0% 100%" style:font-name="Times New Roman" fo:font-style="normal" fo:font-weight="normal" officeooo:rsid="00630d97" officeooo:paragraph-rsid="001b4fe4" style:font-style-asian="normal" style:font-weight-asian="normal" style:font-style-complex="normal" style:font-weight-complex="normal"/>
    </style:style>
    <style:style style:name="P6" style:family="paragraph" style:parent-style-name="Standard">
      <style:paragraph-properties fo:text-align="start" style:justify-single-word="false" style:writing-mode="lr-tb"/>
      <style:text-properties style:text-position="0% 100%" style:font-name="Times New Roman" fo:font-style="normal" fo:font-weight="normal" officeooo:rsid="005e00ae" officeooo:paragraph-rsid="001b4fe4" style:font-style-asian="normal" style:font-weight-asian="normal" style:font-style-complex="normal" style:font-weight-complex="normal"/>
    </style:style>
    <style:style style:name="P7" style:family="paragraph" style:parent-style-name="Standard">
      <style:paragraph-properties fo:text-align="start" style:justify-single-word="false" style:writing-mode="lr-tb"/>
      <style:text-properties style:text-position="0% 100%" style:font-name="Times New Roman" fo:font-style="normal" fo:font-weight="normal" officeooo:rsid="005e00ae" officeooo:paragraph-rsid="002326fb" style:font-style-asian="normal" style:font-weight-asian="normal" style:font-style-complex="normal" style:font-weight-complex="normal"/>
    </style:style>
    <style:style style:name="P8" style:family="paragraph" style:parent-style-name="Standard">
      <style:paragraph-properties fo:text-align="start" style:justify-single-word="false" style:writing-mode="lr-tb"/>
      <style:text-properties style:text-position="0% 100%" style:font-name="Times New Roman" fo:font-style="normal" fo:font-weight="normal" officeooo:rsid="0071c249" officeooo:paragraph-rsid="001b4fe4" style:font-style-asian="normal" style:font-weight-asian="normal" style:font-style-complex="normal" style:font-weight-complex="normal"/>
    </style:style>
    <style:style style:name="P9" style:family="paragraph" style:parent-style-name="Standard">
      <style:paragraph-properties fo:text-align="start" style:justify-single-word="false" style:writing-mode="lr-tb"/>
      <style:text-properties style:text-position="0% 100%" fo:font-style="normal" officeooo:rsid="005eb50b" officeooo:paragraph-rsid="001b4fe4" style:font-style-asian="normal" style:font-style-complex="normal"/>
    </style:style>
    <style:style style:name="P10" style:family="paragraph" style:parent-style-name="Standard">
      <style:paragraph-properties fo:text-align="start" style:justify-single-word="false" style:writing-mode="lr-tb"/>
      <style:text-properties style:text-position="0% 100%" fo:font-style="normal" officeooo:rsid="0058a71f" officeooo:paragraph-rsid="001b4fe4" style:font-style-asian="normal" style:font-style-complex="normal"/>
    </style:style>
    <style:style style:name="P11" style:family="paragraph" style:parent-style-name="Standard">
      <style:paragraph-properties fo:text-align="start" style:justify-single-word="false" style:writing-mode="lr-tb"/>
      <style:text-properties officeooo:rsid="00583b74" officeooo:paragraph-rsid="001b4fe4"/>
    </style:style>
    <style:style style:name="P12" style:family="paragraph" style:parent-style-name="Standard">
      <style:paragraph-properties fo:text-align="start" style:justify-single-word="false" style:writing-mode="lr-tb"/>
      <style:text-properties officeooo:paragraph-rsid="001b4fe4"/>
    </style:style>
    <style:style style:name="P13" style:family="paragraph" style:parent-style-name="Standard">
      <style:paragraph-properties fo:text-align="start" style:justify-single-word="false" style:writing-mode="lr-tb"/>
      <style:text-properties officeooo:paragraph-rsid="001d44d8"/>
    </style:style>
    <style:style style:name="P14" style:family="paragraph" style:parent-style-name="Standard">
      <style:paragraph-properties fo:text-align="start" style:justify-single-word="false" style:writing-mode="lr-tb"/>
      <style:text-properties officeooo:paragraph-rsid="001e311b"/>
    </style:style>
    <style:style style:name="P15" style:family="paragraph" style:parent-style-name="Standard">
      <style:paragraph-properties fo:text-align="start" style:justify-single-word="false" style:writing-mode="lr-tb"/>
      <style:text-properties officeooo:paragraph-rsid="00208496"/>
    </style:style>
    <style:style style:name="P16" style:family="paragraph" style:parent-style-name="Standard">
      <style:paragraph-properties fo:text-align="start" style:justify-single-word="false" style:writing-mode="lr-tb"/>
      <style:text-properties officeooo:paragraph-rsid="002326fb"/>
    </style:style>
    <style:style style:name="P17" style:family="paragraph" style:parent-style-name="Standard">
      <style:paragraph-properties fo:text-align="start" style:justify-single-word="false" style:writing-mode="lr-tb"/>
      <style:text-properties officeooo:rsid="005eb50b" officeooo:paragraph-rsid="001b4fe4"/>
    </style:style>
    <style:style style:name="P18" style:family="paragraph" style:parent-style-name="Standard">
      <style:paragraph-properties fo:text-align="start" style:justify-single-word="false" style:writing-mode="lr-tb"/>
      <style:text-properties officeooo:rsid="005f4572" officeooo:paragraph-rsid="001e311b"/>
    </style:style>
    <style:style style:name="P19" style:family="paragraph" style:parent-style-name="Standard">
      <style:paragraph-properties fo:text-align="start" style:justify-single-word="false" style:writing-mode="lr-tb"/>
      <style:text-properties officeooo:rsid="005d3bf4" officeooo:paragraph-rsid="001b4fe4"/>
    </style:style>
    <style:style style:name="P20" style:family="paragraph" style:parent-style-name="Standard">
      <style:paragraph-properties fo:text-align="start" style:justify-single-word="false" style:writing-mode="lr-tb"/>
      <style:text-properties officeooo:rsid="005d3bf4" officeooo:paragraph-rsid="002326fb"/>
    </style:style>
    <style:style style:name="P21" style:family="paragraph" style:parent-style-name="Standard">
      <style:paragraph-properties fo:text-align="start" style:justify-single-word="false" style:writing-mode="lr-tb"/>
      <style:text-properties officeooo:rsid="005e00ae" officeooo:paragraph-rsid="001b4fe4"/>
    </style:style>
    <style:style style:name="P22" style:family="paragraph" style:parent-style-name="Standard">
      <style:paragraph-properties fo:text-align="start" style:justify-single-word="false" style:writing-mode="lr-tb"/>
      <style:text-properties officeooo:rsid="005e00ae" officeooo:paragraph-rsid="002326fb"/>
    </style:style>
    <style:style style:name="P23" style:family="paragraph" style:parent-style-name="Standard">
      <style:paragraph-properties fo:text-align="start" style:justify-single-word="false" style:writing-mode="lr-tb"/>
      <style:text-properties officeooo:rsid="006de8b8" officeooo:paragraph-rsid="001b4fe4"/>
    </style:style>
    <style:style style:name="P24" style:family="paragraph" style:parent-style-name="Standard">
      <style:paragraph-properties fo:text-align="start" style:justify-single-word="false" style:writing-mode="lr-tb"/>
      <style:text-properties style:text-position="0% 100%" fo:font-style="normal" fo:font-weight="bold" officeooo:rsid="001b4fe4" officeooo:paragraph-rsid="001b4fe4" style:font-style-asian="normal" style:font-weight-asian="bold" style:font-style-complex="normal" style:font-weight-complex="bold"/>
    </style:style>
    <style:style style:name="P25" style:family="paragraph" style:parent-style-name="Standard">
      <style:paragraph-properties fo:text-align="start" style:justify-single-word="false" style:writing-mode="lr-tb"/>
      <style:text-properties style:text-position="0% 100%" fo:font-style="normal" officeooo:rsid="005eb50b" officeooo:paragraph-rsid="001b4fe4" style:font-style-asian="normal" style:font-style-complex="normal"/>
    </style:style>
    <style:style style:name="P26" style:family="paragraph" style:parent-style-name="Standard">
      <style:paragraph-properties fo:text-align="start" style:justify-single-word="false" style:writing-mode="lr-tb"/>
      <style:text-properties style:text-position="0% 100%" fo:font-style="normal" officeooo:rsid="0058a71f" officeooo:paragraph-rsid="001b4fe4" style:font-style-asian="normal" style:font-style-complex="normal"/>
    </style:style>
    <style:style style:name="P27" style:family="paragraph" style:parent-style-name="Standard">
      <style:paragraph-properties fo:text-align="start" style:justify-single-word="false" style:writing-mode="lr-tb"/>
      <style:text-properties style:text-position="0% 100%" style:font-name="Times New Roman" fo:font-style="normal" fo:font-weight="normal" officeooo:rsid="005eb50b" officeooo:paragraph-rsid="001b4fe4" style:font-style-asian="normal" style:font-weight-asian="normal" style:font-style-complex="normal" style:font-weight-complex="normal"/>
    </style:style>
    <style:style style:name="P28" style:family="paragraph" style:parent-style-name="Standard">
      <style:paragraph-properties fo:text-align="start" style:justify-single-word="false" style:writing-mode="lr-tb"/>
      <style:text-properties style:text-position="0% 100%" style:font-name="Times New Roman" fo:font-style="normal" fo:font-weight="normal" officeooo:rsid="005eb50b" officeooo:paragraph-rsid="001d44d8" style:font-style-asian="normal" style:font-weight-asian="normal" style:font-style-complex="normal" style:font-weight-complex="normal"/>
    </style:style>
    <style:style style:name="P29" style:family="paragraph" style:parent-style-name="Standard">
      <style:paragraph-properties fo:text-align="start" style:justify-single-word="false" style:writing-mode="lr-tb"/>
      <style:text-properties style:text-position="0% 100%" style:font-name="Times New Roman" fo:font-style="normal" fo:font-weight="normal" officeooo:rsid="006112e9" officeooo:paragraph-rsid="002326fb" style:font-style-asian="normal" style:font-weight-asian="normal" style:font-style-complex="normal" style:font-weight-complex="normal"/>
    </style:style>
    <style:style style:name="P30" style:family="paragraph" style:parent-style-name="Standard">
      <style:paragraph-properties fo:text-align="start" style:justify-single-word="false" style:writing-mode="lr-tb"/>
      <style:text-properties style:text-position="0% 100%" style:font-name="Times New Roman" fo:font-style="normal" fo:font-weight="normal" officeooo:rsid="00614217" officeooo:paragraph-rsid="002326fb" style:font-style-asian="normal" style:font-weight-asian="normal" style:font-style-complex="normal" style:font-weight-complex="normal"/>
    </style:style>
    <style:style style:name="P31" style:family="paragraph" style:parent-style-name="Standard">
      <style:paragraph-properties fo:text-align="start" style:justify-single-word="false" style:writing-mode="lr-tb"/>
      <style:text-properties style:text-position="0% 100%" style:font-name="Times New Roman" fo:font-style="normal" fo:font-weight="normal" officeooo:rsid="00614217" officeooo:paragraph-rsid="001b4fe4" style:font-style-asian="normal" style:font-weight-asian="normal" style:font-style-complex="normal" style:font-weight-complex="normal"/>
    </style:style>
    <style:style style:name="P32" style:family="paragraph" style:parent-style-name="Standard">
      <style:paragraph-properties fo:text-align="start" style:justify-single-word="false" style:writing-mode="lr-tb"/>
      <style:text-properties style:text-position="0% 100%" style:font-name="Times New Roman" fo:font-style="normal" fo:font-weight="normal" officeooo:rsid="005bf506" officeooo:paragraph-rsid="001e311b" style:font-style-asian="normal" style:font-weight-asian="normal" style:font-style-complex="normal" style:font-weight-complex="normal"/>
    </style:style>
    <style:style style:name="P33" style:family="paragraph" style:parent-style-name="Standard">
      <style:paragraph-properties fo:text-align="start" style:justify-single-word="false" style:writing-mode="lr-tb"/>
      <style:text-properties style:text-position="0% 100%" style:font-name="Times New Roman" fo:font-style="normal" fo:font-weight="normal" officeooo:rsid="00208496" officeooo:paragraph-rsid="00208496" style:font-style-asian="normal" style:font-weight-asian="normal" style:font-style-complex="normal" style:font-weight-complex="normal"/>
    </style:style>
    <style:style style:name="T1" style:family="text">
      <style:text-properties style:text-position="0% 100%" fo:font-style="normal" style:font-style-asian="normal" style:font-style-complex="normal"/>
    </style:style>
    <style:style style:name="T2" style:family="text">
      <style:text-properties style:text-position="0% 100%" fo:font-style="normal" officeooo:rsid="005776b8" style:font-style-asian="normal" style:font-style-complex="normal"/>
    </style:style>
    <style:style style:name="T3" style:family="text">
      <style:text-properties style:text-position="0% 100%" fo:font-style="normal" officeooo:rsid="005eb50b" style:font-style-asian="normal" style:font-style-complex="normal"/>
    </style:style>
    <style:style style:name="T4" style:family="text">
      <style:text-properties style:text-position="0% 100%" fo:font-style="normal" style:font-style-asian="normal" style:font-style-complex="normal" style:text-overline-style="solid" style:text-overline-width="auto" style:text-overline-color="font-color"/>
    </style:style>
    <style:style style:name="T5" style:family="text">
      <style:text-properties style:text-position="0% 100%" fo:font-style="normal" officeooo:rsid="005eb50b" style:font-style-asian="normal" style:font-style-complex="normal" style:text-overline-style="solid" style:text-overline-width="auto" style:text-overline-color="font-color"/>
    </style:style>
    <style:style style:name="T6" style:family="text">
      <style:text-properties style:text-position="0% 100%" fo:font-style="normal" officeooo:rsid="00583b74" style:font-style-asian="normal" style:font-style-complex="normal" style:text-overline-style="solid" style:text-overline-width="auto" style:text-overline-color="font-color"/>
    </style:style>
    <style:style style:name="T7" style:family="text">
      <style:text-properties style:text-position="0% 100%" fo:font-style="normal" officeooo:rsid="00583b74" style:font-style-asian="normal" style:font-style-complex="normal"/>
    </style:style>
    <style:style style:name="T8" style:family="text">
      <style:text-properties style:text-position="0% 100%" fo:font-style="normal" officeooo:rsid="0058a71f" style:font-style-asian="normal" style:font-style-complex="normal"/>
    </style:style>
    <style:style style:name="T9" style:family="text">
      <style:text-properties style:text-position="0% 100%" fo:font-style="normal" officeooo:rsid="005f4572" style:font-style-asian="normal" style:font-style-complex="normal"/>
    </style:style>
    <style:style style:name="T10" style:family="text">
      <style:text-properties style:text-position="0% 100%" fo:font-style="normal" officeooo:rsid="006112e9" style:font-style-asian="normal" style:font-style-complex="normal"/>
    </style:style>
    <style:style style:name="T11" style:family="text">
      <style:text-properties style:text-position="0% 100%" fo:font-style="normal" officeooo:rsid="001e97dd" style:font-style-asian="normal" style:font-style-complex="normal"/>
    </style:style>
    <style:style style:name="T12" style:family="text">
      <style:text-properties style:text-position="0% 100%" fo:font-style="normal" officeooo:rsid="00208496" style:font-style-asian="normal" style:font-style-complex="normal"/>
    </style:style>
    <style:style style:name="T13" style:family="text">
      <style:text-properties style:text-position="0% 100%" fo:font-style="italic" officeooo:rsid="005eb50b" style:font-style-asian="italic" style:font-style-complex="italic"/>
    </style:style>
    <style:style style:name="T14" style:family="text">
      <style:text-properties style:text-position="0% 100%" fo:font-style="italic" officeooo:rsid="005f4572" style:font-style-asian="italic" style:font-style-complex="italic"/>
    </style:style>
    <style:style style:name="T15" style:family="text">
      <style:text-properties style:text-position="0% 100%" style:font-name="Times New Roman" fo:font-style="normal" fo:font-weight="normal" style:font-style-asian="normal" style:font-weight-asian="normal" style:font-style-complex="normal" style:font-weight-complex="normal"/>
    </style:style>
    <style:style style:name="T16" style:family="text">
      <style:text-properties style:text-position="0% 100%" style:font-name="Times New Roman" fo:font-style="normal" fo:font-weight="normal" officeooo:rsid="0058a71f" style:font-style-asian="normal" style:font-weight-asian="normal" style:font-style-complex="normal" style:font-weight-complex="normal"/>
    </style:style>
    <style:style style:name="T17" style:family="text">
      <style:text-properties style:text-position="0% 100%" style:font-name="Times New Roman" fo:font-style="normal" fo:font-weight="normal" officeooo:rsid="005bf506" style:font-style-asian="normal" style:font-weight-asian="normal" style:font-style-complex="normal" style:font-weight-complex="normal"/>
    </style:style>
    <style:style style:name="T18" style:family="text">
      <style:text-properties style:text-position="0% 100%" style:font-name="Times New Roman" fo:font-style="normal" fo:font-weight="normal" officeooo:rsid="00583b74" style:font-style-asian="normal" style:font-weight-asian="normal" style:font-style-complex="normal" style:font-weight-complex="normal" style:text-overline-style="solid" style:text-overline-width="auto" style:text-overline-color="font-color"/>
    </style:style>
    <style:style style:name="T19" style:family="text">
      <style:text-properties style:text-position="0% 100%" style:font-name="Times New Roman" fo:font-style="normal" fo:font-weight="normal" officeooo:rsid="0070b9b9" style:font-style-asian="normal" style:font-weight-asian="normal" style:font-style-complex="normal" style:font-weight-complex="normal" style:text-overline-style="solid" style:text-overline-width="auto" style:text-overline-color="font-color"/>
    </style:style>
    <style:style style:name="T20" style:family="text">
      <style:text-properties style:text-position="0% 100%" style:font-name="Times New Roman" fo:font-style="normal" fo:font-weight="normal" officeooo:rsid="00583b74" style:font-style-asian="normal" style:font-weight-asian="normal" style:font-style-complex="normal" style:font-weight-complex="normal"/>
    </style:style>
    <style:style style:name="T21" style:family="text">
      <style:text-properties style:text-position="0% 100%" style:font-name="Times New Roman" fo:font-style="normal" fo:font-weight="normal" officeooo:rsid="006112e9" style:font-style-asian="normal" style:font-weight-asian="normal" style:font-style-complex="normal" style:font-weight-complex="normal"/>
    </style:style>
    <style:style style:name="T22" style:family="text">
      <style:text-properties style:text-position="0% 100%" style:font-name="Times New Roman" fo:font-style="normal" fo:font-weight="normal" officeooo:rsid="005d3bf4" style:font-style-asian="normal" style:font-weight-asian="normal" style:font-style-complex="normal" style:font-weight-complex="normal"/>
    </style:style>
    <style:style style:name="T23" style:family="text">
      <style:text-properties style:text-position="0% 100%" style:font-name="Times New Roman" fo:font-style="normal" fo:font-weight="normal" officeooo:rsid="005e00ae" style:font-style-asian="normal" style:font-weight-asian="normal" style:font-style-complex="normal" style:font-weight-complex="normal"/>
    </style:style>
    <style:style style:name="T24" style:family="text">
      <style:text-properties style:text-position="0% 100%" style:font-name="Times New Roman" fo:font-style="normal" fo:font-weight="normal" officeooo:rsid="00597dbd" style:font-style-asian="normal" style:font-weight-asian="normal" style:font-style-complex="normal" style:font-weight-complex="normal"/>
    </style:style>
    <style:style style:name="T25" style:family="text">
      <style:text-properties style:text-position="0% 100%" style:font-name="Times New Roman" fo:font-style="normal" fo:font-weight="normal" officeooo:rsid="00614217" style:font-style-asian="normal" style:font-weight-asian="normal" style:font-style-complex="normal" style:font-weight-complex="normal"/>
    </style:style>
    <style:style style:name="T26" style:family="text">
      <style:text-properties style:text-position="0% 100%" style:font-name="Times New Roman" fo:font-style="normal" fo:font-weight="normal" officeooo:rsid="00630d97" style:font-style-asian="normal" style:font-weight-asian="normal" style:font-style-complex="normal" style:font-weight-complex="normal"/>
    </style:style>
    <style:style style:name="T27" style:family="text">
      <style:text-properties style:text-position="0% 100%" style:font-name="Times New Roman" fo:font-style="normal" fo:font-weight="normal" officeooo:rsid="0071c249" style:font-style-asian="normal" style:font-weight-asian="normal" style:font-style-complex="normal" style:font-weight-complex="normal"/>
    </style:style>
    <style:style style:name="T28" style:family="text">
      <style:text-properties style:text-position="0% 100%" style:font-name="Times New Roman" fo:font-style="normal" fo:font-weight="normal" officeooo:rsid="0067068d" style:font-style-asian="normal" style:font-weight-asian="normal" style:font-style-complex="normal" style:font-weight-complex="normal"/>
    </style:style>
    <style:style style:name="T29" style:family="text">
      <style:text-properties style:text-position="0% 100%" style:font-name="Times New Roman" fo:font-style="normal" fo:font-weight="normal" officeooo:rsid="006f61f3" style:font-style-asian="normal" style:font-weight-asian="normal" style:font-style-complex="normal" style:font-weight-complex="normal"/>
    </style:style>
    <style:style style:name="T30" style:family="text">
      <style:text-properties style:text-position="0% 100%" style:font-name="Times New Roman" fo:font-style="normal" fo:font-weight="normal" officeooo:rsid="0070b9b9" style:font-style-asian="normal" style:font-weight-asian="normal" style:font-style-complex="normal" style:font-weight-complex="normal"/>
    </style:style>
    <style:style style:name="T31" style:family="text">
      <style:text-properties style:text-position="0% 100%" style:font-name="Times New Roman" fo:font-style="normal" fo:font-weight="normal" officeooo:rsid="005f4572" style:font-style-asian="normal" style:font-weight-asian="normal" style:font-style-complex="normal" style:font-weight-complex="normal"/>
    </style:style>
    <style:style style:name="T32" style:family="text">
      <style:text-properties style:text-position="0% 100%" style:font-name="Times New Roman" fo:font-style="normal" fo:font-weight="normal" officeooo:rsid="001d44d8" style:font-style-asian="normal" style:font-weight-asian="normal" style:font-style-complex="normal" style:font-weight-complex="normal"/>
    </style:style>
    <style:style style:name="T33" style:family="text">
      <style:text-properties style:text-position="0% 100%" style:font-name="Times New Roman" fo:font-style="normal" fo:font-weight="normal" officeooo:rsid="001e311b" style:font-style-asian="normal" style:font-weight-asian="normal" style:font-style-complex="normal" style:font-weight-complex="normal"/>
    </style:style>
    <style:style style:name="T34" style:family="text">
      <style:text-properties style:text-position="0% 100%" style:font-name="Times New Roman" fo:font-style="normal" fo:font-weight="normal" officeooo:rsid="001e97dd" style:font-style-asian="normal" style:font-weight-asian="normal" style:font-style-complex="normal" style:font-weight-complex="normal"/>
    </style:style>
    <style:style style:name="T35" style:family="text">
      <style:text-properties style:text-position="0% 100%" style:font-name="Times New Roman" fo:font-style="normal" fo:font-weight="normal" officeooo:rsid="00208496" style:font-style-asian="normal" style:font-weight-asian="normal" style:font-style-complex="normal" style:font-weight-complex="normal"/>
    </style:style>
    <style:style style:name="T36" style:family="text">
      <style:text-properties style:text-position="0% 100%" style:font-name="Times New Roman" fo:font-style="normal" fo:font-weight="normal" officeooo:rsid="002326fb" style:font-style-asian="normal" style:font-weight-asian="normal" style:font-style-complex="normal" style:font-weight-complex="normal"/>
    </style:style>
    <style:style style:name="T37" style:family="text">
      <style:text-properties style:text-position="0% 100%" style:font-name="Times New Roman" fo:font-style="normal" fo:font-weight="normal" officeooo:rsid="0070b9b9" style:font-name-asian="Times New Roman" style:font-style-asian="normal" style:font-weight-asian="normal" style:font-name-complex="Times New Roman" style:font-style-complex="normal" style:font-weight-complex="normal"/>
    </style:style>
    <style:style style:name="T38" style:family="text">
      <style:text-properties style:text-position="0% 100%" style:font-name="Times New Roman" fo:font-style="normal" officeooo:rsid="005bf506" style:font-style-asian="normal" style:font-style-complex="normal"/>
    </style:style>
    <style:style style:name="T39" style:family="text">
      <style:text-properties style:text-position="0% 100%" style:font-name="Times New Roman" fo:font-style="normal" officeooo:rsid="00583b74" style:font-style-asian="normal" style:font-style-complex="normal"/>
    </style:style>
    <style:style style:name="T40" style:family="text">
      <style:text-properties style:text-position="0% 100%" style:font-name="Times New Roman" fo:font-style="normal" officeooo:rsid="0058a71f" style:font-style-asian="normal" style:font-style-complex="normal"/>
    </style:style>
    <style:style style:name="T41" style:family="text">
      <style:text-properties style:text-position="0% 100%" style:font-name="Times New Roman" fo:font-style="normal" officeooo:rsid="00597dbd" style:font-style-asian="normal" style:font-style-complex="normal"/>
    </style:style>
    <style:style style:name="T42" style:family="text">
      <style:text-properties style:text-position="0% 100%" style:font-name="Times New Roman" fo:font-style="normal" officeooo:rsid="00583b74" style:font-style-asian="normal" style:font-style-complex="normal" style:text-overline-style="solid" style:text-overline-width="auto" style:text-overline-color="font-color"/>
    </style:style>
    <style:style style:name="T43" style:family="text">
      <style:text-properties style:text-position="0% 100%" style:font-name="Times New Roman" fo:font-style="normal" fo:font-weight="bold" officeooo:rsid="0070b9b9" style:font-style-asian="normal" style:font-weight-asian="bold" style:font-style-complex="normal" style:font-weight-complex="bold"/>
    </style:style>
    <style:style style:name="T44" style:family="text">
      <style:text-properties style:text-position="0% 100%" style:font-name="Times New Roman" fo:font-style="normal" fo:font-weight="bold" officeooo:rsid="001b4fe4" style:font-style-asian="normal" style:font-weight-asian="bold" style:font-style-complex="normal" style:font-weight-complex="bold"/>
    </style:style>
    <style:style style:name="T45" style:family="text">
      <style:text-properties style:text-position="0% 100%" style:font-name="Times New Roman" fo:font-style="normal" fo:font-weight="bold" officeooo:rsid="001d44d8" style:font-style-asian="normal" style:font-weight-asian="bold" style:font-style-complex="normal" style:font-weight-complex="bold"/>
    </style:style>
    <style:style style:name="T46" style:family="text">
      <style:text-properties style:text-position="0% 100%" style:font-name="Times New Roman" fo:font-style="italic" fo:font-weight="normal" style:font-style-asian="italic" style:font-weight-asian="normal" style:font-style-complex="italic" style:font-weight-complex="normal"/>
    </style:style>
    <style:style style:name="T47" style:family="text">
      <style:text-properties style:text-position="0% 100%" style:font-name="Times New Roman" fo:font-style="italic" fo:font-weight="normal" officeooo:rsid="006112e9" style:font-style-asian="italic" style:font-weight-asian="normal" style:font-style-complex="italic" style:font-weight-complex="normal"/>
    </style:style>
    <style:style style:name="T48" style:family="text">
      <style:text-properties style:text-position="0% 100%" style:font-name="Times New Roman" fo:font-style="italic" fo:font-weight="normal" officeooo:rsid="005f4572" style:font-style-asian="italic" style:font-weight-asian="normal" style:font-style-complex="italic" style:font-weight-complex="normal"/>
    </style:style>
    <style:style style:name="T49" style:family="text">
      <style:text-properties style:text-position="0% 100%" style:font-name="Times New Roman" fo:font-style="italic" fo:font-weight="normal" officeooo:rsid="00614217" style:font-style-asian="italic" style:font-weight-asian="normal" style:font-style-complex="italic" style:font-weight-complex="normal"/>
    </style:style>
    <style:style style:name="T50" style:family="text">
      <style:text-properties style:text-position="0% 100%" officeooo:rsid="005d3bf4"/>
    </style:style>
    <style:style style:name="T51" style:family="text">
      <style:text-properties style:text-position="sub 58%"/>
    </style:style>
    <style:style style:name="T52" style:family="text">
      <style:text-properties style:text-position="sub 58%" fo:font-style="normal" style:font-style-asian="normal" style:font-style-complex="normal"/>
    </style:style>
    <style:style style:name="T53" style:family="text">
      <style:text-properties style:text-position="sub 58%" fo:font-style="normal" officeooo:rsid="005eb50b" style:font-style-asian="normal" style:font-style-complex="normal"/>
    </style:style>
    <style:style style:name="T54" style:family="text">
      <style:text-properties style:text-position="sub 58%" fo:font-style="normal" officeooo:rsid="00583b74" style:font-style-asian="normal" style:font-style-complex="normal"/>
    </style:style>
    <style:style style:name="T55" style:family="text">
      <style:text-properties style:text-position="sub 58%" fo:font-style="normal" officeooo:rsid="005f4572" style:font-style-asian="normal" style:font-style-complex="normal"/>
    </style:style>
    <style:style style:name="T56" style:family="text">
      <style:text-properties style:text-position="sub 58%" fo:font-style="normal" officeooo:rsid="0058a71f" style:font-style-asian="normal" style:font-style-complex="normal"/>
    </style:style>
    <style:style style:name="T57" style:family="text">
      <style:text-properties style:text-position="sub 58%" style:font-name="Times New Roman" fo:font-style="normal" fo:font-weight="normal" style:font-style-asian="normal" style:font-weight-asian="normal" style:font-style-complex="normal" style:font-weight-complex="normal"/>
    </style:style>
    <style:style style:name="T58" style:family="text">
      <style:text-properties style:text-position="sub 58%" style:font-name="Times New Roman" fo:font-style="normal" fo:font-weight="normal" officeooo:rsid="00583b74" style:font-style-asian="normal" style:font-weight-asian="normal" style:font-style-complex="normal" style:font-weight-complex="normal"/>
    </style:style>
    <style:style style:name="T59" style:family="text">
      <style:text-properties style:text-position="sub 58%" style:font-name="Times New Roman" fo:font-style="normal" fo:font-weight="normal" officeooo:rsid="0058a71f" style:font-style-asian="normal" style:font-weight-asian="normal" style:font-style-complex="normal" style:font-weight-complex="normal"/>
    </style:style>
    <style:style style:name="T60" style:family="text">
      <style:text-properties style:text-position="sub 58%" style:font-name="Times New Roman" fo:font-style="normal" fo:font-weight="normal" officeooo:rsid="005d3bf4" style:font-style-asian="normal" style:font-weight-asian="normal" style:font-style-complex="normal" style:font-weight-complex="normal"/>
    </style:style>
    <style:style style:name="T61" style:family="text">
      <style:text-properties style:text-position="sub 58%" style:font-name="Times New Roman" fo:font-style="normal" fo:font-weight="normal" officeooo:rsid="005e00ae" style:font-style-asian="normal" style:font-weight-asian="normal" style:font-style-complex="normal" style:font-weight-complex="normal"/>
    </style:style>
    <style:style style:name="T62" style:family="text">
      <style:text-properties style:text-position="sub 58%" style:font-name="Times New Roman" fo:font-style="normal" fo:font-weight="normal" officeooo:rsid="005bf506" style:font-style-asian="normal" style:font-weight-asian="normal" style:font-style-complex="normal" style:font-weight-complex="normal"/>
    </style:style>
    <style:style style:name="T63" style:family="text">
      <style:text-properties style:text-position="sub 58%" style:font-name="Times New Roman" fo:font-style="normal" fo:font-weight="normal" officeooo:rsid="006112e9" style:font-style-asian="normal" style:font-weight-asian="normal" style:font-style-complex="normal" style:font-weight-complex="normal"/>
    </style:style>
    <style:style style:name="T64" style:family="text">
      <style:text-properties style:text-position="sub 58%" style:font-name="Times New Roman" fo:font-style="normal" fo:font-weight="normal" officeooo:rsid="00614217" style:font-style-asian="normal" style:font-weight-asian="normal" style:font-style-complex="normal" style:font-weight-complex="normal"/>
    </style:style>
    <style:style style:name="T65" style:family="text">
      <style:text-properties style:text-position="sub 58%" style:font-name="Times New Roman" fo:font-style="normal" fo:font-weight="normal" officeooo:rsid="0070b9b9" style:font-style-asian="normal" style:font-weight-asian="normal" style:font-style-complex="normal" style:font-weight-complex="normal"/>
    </style:style>
    <style:style style:name="T66" style:family="text">
      <style:text-properties style:text-position="sub 58%" style:font-name="Times New Roman" fo:font-style="normal" fo:font-weight="normal" officeooo:rsid="006f61f3" style:font-style-asian="normal" style:font-weight-asian="normal" style:font-style-complex="normal" style:font-weight-complex="normal"/>
    </style:style>
    <style:style style:name="T67" style:family="text">
      <style:text-properties style:text-position="sub 58%" style:font-name="Times New Roman" fo:font-style="normal" fo:font-weight="normal" officeooo:rsid="0071c249" style:font-style-asian="normal" style:font-weight-asian="normal" style:font-style-complex="normal" style:font-weight-complex="normal"/>
    </style:style>
    <style:style style:name="T68" style:family="text">
      <style:text-properties style:text-position="sub 58%" style:font-name="Times New Roman" fo:font-style="normal" fo:font-weight="normal" officeooo:rsid="005f4572" style:font-style-asian="normal" style:font-weight-asian="normal" style:font-style-complex="normal" style:font-weight-complex="normal"/>
    </style:style>
    <style:style style:name="T69" style:family="text">
      <style:text-properties style:text-position="sub 58%" style:font-name="Times New Roman" fo:font-style="normal" fo:font-weight="normal" officeooo:rsid="002326fb" style:font-style-asian="normal" style:font-weight-asian="normal" style:font-style-complex="normal" style:font-weight-complex="normal"/>
    </style:style>
    <style:style style:name="T70" style:family="text">
      <style:text-properties style:text-position="sub 58%" style:font-name="Times New Roman" fo:font-style="normal" officeooo:rsid="0058a71f" style:font-style-asian="normal" style:font-style-complex="normal"/>
    </style:style>
    <style:style style:name="T71" style:family="text">
      <style:text-properties style:text-position="sub 58%" style:font-name="Times New Roman" fo:font-style="normal" fo:font-weight="bold" officeooo:rsid="0070b9b9" style:font-style-asian="normal" style:font-weight-asian="bold" style:font-style-complex="normal" style:font-weight-complex="bold"/>
    </style:style>
    <style:style style:name="T72" style:family="text">
      <style:text-properties style:text-position="sub 58%" officeooo:rsid="005d3bf4"/>
    </style:style>
    <style:style style:name="T73" style:family="text">
      <style:text-properties style:text-position="sub 58%" officeooo:rsid="0072811b"/>
    </style:style>
    <style:style style:name="T74" style:family="text">
      <style:text-properties officeooo:rsid="005d3bf4"/>
    </style:style>
    <style:style style:name="T75" style:family="text">
      <style:text-properties officeooo:rsid="0071c249"/>
    </style:style>
    <style:style style:name="T76" style:family="text">
      <style:text-properties officeooo:rsid="0072811b"/>
    </style:style>
    <style:style style:name="T77" style:family="text">
      <style:text-properties officeooo:rsid="0073afb4"/>
    </style:style>
    <style:style style:name="T78" style:family="text">
      <style:text-properties officeooo:rsid="0070b9b9"/>
    </style:style>
    <style:style style:name="T79" style:family="text">
      <style:text-properties officeooo:rsid="0020849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alculating main effects in a factorial ANOVA on paper</text:p>
      <text:p text:style-name="P11"><text:span text:style-name="T2">M</text:span><text:span text:style-name="T1">athematically, SS</text:span><text:span text:style-name="T52">A</text:span><text:span text:style-name="T1"> and SS</text:span><text:span text:style-name="T52">B</text:span><text:span text:style-name="T1"> are also calculated by quite similar (unfortunately a little more complex) formulas as those used in the one way ANOVA:</text:span></text:p>
      <text:p text:style-name="P11"><text:span text:style-name="T1"><draw:frame draw:style-name="fr1" draw:name="Object12" text:anchor-type="as-char" svg:y="-0.713cm" svg:width="5.643cm" svg:height="1.139cm" draw:z-index="0"><draw:object xlink:href="./Object 1" xlink:type="simple" xlink:show="embed" xlink:actuate="onLoad"/><draw:image xlink:href="./ObjectReplacements/Object 1" xlink:type="simple" xlink:show="embed" xlink:actuate="onLoad"/><svg:desc>formula</svg:desc></draw:frame></text:span><draw:frame draw:style-name="fr1" draw:name="Object13" text:anchor-type="as-char" svg:y="-0.713cm" svg:width="5.622cm" svg:height="1.139cm" draw:z-index="1"><draw:object xlink:href="./Object 2" xlink:type="simple" xlink:show="embed" xlink:actuate="onLoad"/><draw:image xlink:href="./ObjectReplacements/Object 2" xlink:type="simple" xlink:show="embed" xlink:actuate="onLoad"/><svg:desc>formula</svg:desc></draw:frame></text:p>
      <text:p text:style-name="P9"/>
      <text:p text:style-name="P12"><text:span text:style-name="T3">We start with the formulas for the first (A; </text:span><text:span text:style-name="T13">drug</text:span><text:span text:style-name="T3">) and the second factor(B; </text:span><text:span text:style-name="T13">therapy</text:span><text:span text:style-name="T3">). Even though the formulas look complicated, we will see that they are quite easy to calculate. If you put it in some concentration, you might even manage to do it on paper. </text:span><text:span text:style-name="T11">Otherwise, the file Clinicaltrial – Step-by-step.ods contains a spreadsheet (“Factorial ANOVA”) with the calculations. </text:span><text:span text:style-name="T12">These calculations are on the right side under the heading “Main effects”.</text:span></text:p>
      <text:p text:style-name="P9">Most of the values we need are in the list with the means of our six conditions in the top of p. 363 of the lsj-book. I decided to go with those. In principle, we could also have taken those in the table in the middle of p. 363 but these are rounded to two decimals, so we get to far off when using those.</text:p>
      <text:p text:style-name="P9">From the list of the six conditions, we calculate the means for the levels of factor A (drug) and factor B (therapy). I will use the nomenclature from the formulas above.</text:p>
      <text:p text:style-name="P17"><text:span text:style-name="T4">Y</text:span><text:span text:style-name="T52">1.</text:span><text:span text:style-name="T1"> = (</text:span><text:span text:style-name="T7">0.300 </text:span><text:span text:style-name="T1">+ </text:span><text:span text:style-name="T7">0.600</text:span><text:span text:style-name="T1">) / 2 = 0.450</text:span></text:p>
      <text:p text:style-name="P17"><text:span text:style-name="T4">Y</text:span><text:span text:style-name="T52">2.</text:span><text:span text:style-name="T1"> = (</text:span><text:span text:style-name="T7">0.400 </text:span><text:span text:style-name="T1">+ </text:span><text:span text:style-name="T7">1.033</text:span><text:span text:style-name="T1">) / 2 = 0.717</text:span></text:p>
      <text:p text:style-name="P12"><text:span text:style-name="T5">Y</text:span><text:span text:style-name="T53">3.</text:span><text:span text:style-name="T3"> = (</text:span><text:span text:style-name="T7">1.46</text:span><text:span text:style-name="T3">6</text:span><text:span text:style-name="T7"> </text:span><text:span text:style-name="T3">+ 1.500) / 2 = 1.483</text:span></text:p>
      <text:p text:style-name="P17"><text:span text:style-name="T6">Y</text:span><text:span text:style-name="T54">.</text:span><text:span text:style-name="T52">1</text:span><text:span text:style-name="T7"> = (0.300 </text:span><text:span text:style-name="T1">+ <text:s/></text:span><text:span text:style-name="T7">0.400 </text:span><text:span text:style-name="T1">+ <text:s/></text:span><text:span text:style-name="T7">1.46</text:span><text:span text:style-name="T1">6) / 3 = </text:span><text:span text:style-name="T16">0.</text:span><text:span text:style-name="T17">722</text:span></text:p>
      <text:p text:style-name="P12"><text:span text:style-name="T6">Y</text:span><text:span text:style-name="T54">.</text:span><text:span text:style-name="T53">2</text:span><text:span text:style-name="T7"> = (0.600 </text:span><text:span text:style-name="T3">+ <text:s/></text:span><text:span text:style-name="T7">1.033 </text:span><text:span text:style-name="T3">+ <text:s/>1.500) / 3 = </text:span><text:span text:style-name="T17">1</text:span><text:span text:style-name="T16">.</text:span><text:span text:style-name="T17">044</text:span></text:p>
      <text:p text:style-name="P17"><text:span text:style-name="T18">Y</text:span><text:span text:style-name="T58">..</text:span><text:span text:style-name="T20"> </text:span><text:span text:style-name="T15">= </text:span><text:span text:style-name="T20">(0.300 </text:span><text:span text:style-name="T15">+ <text:s/></text:span><text:span text:style-name="T20">0.400 </text:span><text:span text:style-name="T15">+ <text:s/></text:span><text:span text:style-name="T20">1.46</text:span><text:span text:style-name="T15">6 + </text:span><text:span text:style-name="T20">0.600 </text:span><text:span text:style-name="T15">+ <text:s/></text:span><text:span text:style-name="T20">1.033 </text:span><text:span text:style-name="T15">+ <text:s/>1.500) / 6 = 0.883</text:span></text:p>
      <text:p text:style-name="P27"/>
      <text:p text:style-name="P18"><text:span text:style-name="T15">Instead of the last one, you could as well have calculated the mean of the whole data column (</text:span><text:span text:style-name="T46">mood.gain</text:span><text:span text:style-name="T15">) in Excel. </text:span><text:span text:style-name="T32">To make it a little easier for us, we summarize these values in a tabl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A1" office:value-type="string">
            <text:p text:style-name="P3"><text:span text:style-name="T42">Y</text:span><text:span text:style-name="T51">.1</text:span> </text:p>
          </table:table-cell>
          <table:table-cell table:style-name="Table1.A1" office:value-type="string">
            <text:p text:style-name="P3"><text:span text:style-name="T42">Y</text:span><text:span text:style-name="T51">.2</text:span> </text:p>
          </table:table-cell>
          <table:table-cell table:style-name="Table1.A1" office:value-type="string">
            <text:p text:style-name="P3"><text:span text:style-name="T42">Y</text:span><text:span text:style-name="T51">..</text:span> <text:s/></text:p>
          </table:table-cell>
        </table:table-row>
        <table:table-row table:style-name="Table1.1">
          <table:table-cell table:style-name="Table1.A2" office:value-type="string">
            <text:p text:style-name="P3"><text:span text:style-name="T42">Y</text:span><text:span text:style-name="T51">1.</text:span> </text:p>
          </table:table-cell>
          <table:table-cell table:style-name="Table1.A2" office:value-type="string">
            <text:p text:style-name="P1">0.300</text:p>
          </table:table-cell>
          <table:table-cell table:style-name="Table1.A2" office:value-type="string">
            <text:p text:style-name="P1">0.600</text:p>
          </table:table-cell>
          <table:table-cell table:style-name="Table1.A2" office:value-type="string">
            <text:p text:style-name="P1">0.450</text:p>
          </table:table-cell>
        </table:table-row>
        <table:table-row table:style-name="Table1.1">
          <table:table-cell table:style-name="Table1.A2" office:value-type="string">
            <text:p text:style-name="P3"><text:span text:style-name="T42">Y</text:span><text:span text:style-name="T51">2.</text:span> </text:p>
          </table:table-cell>
          <table:table-cell table:style-name="Table1.A2" office:value-type="string">
            <text:p text:style-name="P1">0.400</text:p>
          </table:table-cell>
          <table:table-cell table:style-name="Table1.A2" office:value-type="string">
            <text:p text:style-name="P1">1.033</text:p>
          </table:table-cell>
          <table:table-cell table:style-name="Table1.A2" office:value-type="string">
            <text:p text:style-name="P1">0.717</text:p>
          </table:table-cell>
        </table:table-row>
        <table:table-row table:style-name="Table1.1">
          <table:table-cell table:style-name="Table1.A2" office:value-type="string">
            <text:p text:style-name="P3"><text:span text:style-name="T42">Y</text:span><text:span text:style-name="T51">3.</text:span> </text:p>
          </table:table-cell>
          <table:table-cell table:style-name="Table1.A2" office:value-type="string">
            <text:p text:style-name="P1">1.467</text:p>
          </table:table-cell>
          <table:table-cell table:style-name="Table1.A2" office:value-type="string">
            <text:p text:style-name="P1">1.500</text:p>
          </table:table-cell>
          <table:table-cell table:style-name="Table1.A2" office:value-type="string">
            <text:p text:style-name="P1">1.483</text:p>
          </table:table-cell>
        </table:table-row>
        <table:table-row table:style-name="Table1.1">
          <table:table-cell table:style-name="Table1.A5" office:value-type="string">
            <text:p text:style-name="P3"><text:span text:style-name="T42">Y</text:span><text:span text:style-name="T51">..</text:span> <text:s/></text:p>
          </table:table-cell>
          <table:table-cell table:style-name="Table1.A5" office:value-type="string">
            <text:p text:style-name="P1">0.722</text:p>
          </table:table-cell>
          <table:table-cell table:style-name="Table1.A5" office:value-type="string">
            <text:p text:style-name="P1">1.044</text:p>
          </table:table-cell>
          <table:table-cell table:style-name="Table1.A5" office:value-type="string">
            <text:p text:style-name="P1">0.883</text:p>
          </table:table-cell>
        </table:table-row>
      </table:table>
      <text:p text:style-name="P28"/>
      <text:p text:style-name="P12"><text:span text:style-name="T31">We know the we in addition to the calculations that tell us how much variance our factors explain (SS</text:span><text:span text:style-name="T68">A</text:span><text:span text:style-name="T31"> and SS</text:span><text:span text:style-name="T68">B</text:span><text:span text:style-name="T31">), the amount of variance that is left over. In comparison to the first by-hand-calculation we did for the One way-ANOVA, we know a couple of “shortcuts”. We know that the residuals are the total variance minus the variance explained by our factors (</text:span><text:span text:style-name="T48">drug</text:span><text:span text:style-name="T31"> and </text:span><text:span text:style-name="T48">therapy</text:span><text:span text:style-name="T31">). We can therefore calculate according to this formula: </text:span><text:span text:style-name="T7">SS</text:span><text:span text:style-name="T54">R</text:span><text:span text:style-name="T7"> </text:span><text:span text:style-name="T8">=</text:span><text:span text:style-name="T7"> SS</text:span><text:span text:style-name="T54">T</text:span><text:span text:style-name="T7"> </text:span><text:span text:style-name="T8">–</text:span><text:span text:style-name="T7"> </text:span><text:span text:style-name="T8">(</text:span><text:span text:style-name="T7">SS</text:span><text:span text:style-name="T54">A</text:span><text:span text:style-name="T7"> </text:span><text:span text:style-name="T8">+</text:span><text:span text:style-name="T7"> SS</text:span><text:span text:style-name="T54">B</text:span><text:span text:style-name="T8">)</text:span></text:p>
      <text:p text:style-name="P10"/>
      <text:p text:style-name="P16"><text:span text:style-name="T9">SS</text:span><text:span text:style-name="T55">T</text:span><text:span text:style-name="T9"> we can simply get by using the variance of the data in </text:span><text:span text:style-name="T14">mood.gain</text:span><text:span text:style-name="T9"> multiplied </text:span><text:span text:style-name="T10">with the number of participants </text:span><text:span text:style-name="T17">(</text:span><text:span text:style-name="T21">ensure that you use </text:span><text:span text:style-name="T17">VAR.P </text:span><text:span text:style-name="T33">in LibreOffice Calc / Excel </text:span><text:span text:style-name="T21">which doesn’t apply the N – 1 correction for the variance in the sample</text:span><text:span text:style-name="T17">). </text:span><text:span text:style-name="T21">We could as well “cheat” a little and take it from the first calculation (the total variance is due to the data in </text:span><text:span text:style-name="T47">mood.gain</text:span><text:span text:style-name="T21"> and therefore doesn’t change):<text:line-break/></text:span><text:span text:style-name="T16">SS</text:span><text:span text:style-name="T59">T</text:span><text:span text:style-name="T16"> </text:span><text:span text:style-name="T17">= σ² · N <text:line-break/></text:span><text:span text:style-name="T22">SS</text:span><text:span text:style-name="T60">T</text:span><text:span text:style-name="T22"> = 4.8</text:span><text:span text:style-name="T23">4</text:span><text:span text:style-name="T22">5</text:span></text:p>
      <text:p text:style-name="P10"/>
      <text:p text:style-name="P16"><text:span text:style-name="T8">A</text:span><text:span text:style-name="T9">s I already said, SS</text:span><text:span text:style-name="T55">A</text:span><text:span text:style-name="T9"> and SS</text:span><text:span text:style-name="T55">B</text:span><text:span text:style-name="T9"> are much easier to calculate than the formulas make believe</text:span><text:span text:style-name="T21">. We have the advantage that we have a balanced design (i.e., all cells have N = 3) and therefore N = 3 mulitplied by two columns (no therapy, CBT) is 6. </text:span><text:span text:style-name="T36">Otherwise, we would have had to fiddle around with determining how many participants are in each row or column. Now</text:span><text:span text:style-name="T21">, we have for each of the levels of </text:span><text:span text:style-name="T47">drug</text:span><text:span text:style-name="T21"> (placebo, anxifree, joyzepam to calculate the difference from the mean and square it. The results from that calculation are mulitplied by 6 (N · C) and then summed up.</text:span></text:p>
      <text:p text:style-name="P12"><text:span text:style-name="T7">S</text:span><text:span text:style-name="T8">S</text:span><text:span text:style-name="T56">A</text:span><text:span text:style-name="T8"> = 3 </text:span><text:span text:style-name="T38">·</text:span><text:span text:style-name="T39"> </text:span><text:span text:style-name="T40">2 · (0.45</text:span><text:span text:style-name="T38">0</text:span><text:span text:style-name="T40"> – 0.88</text:span><text:span text:style-name="T41">3</text:span><text:span text:style-name="T40">)² + 3 </text:span><text:span text:style-name="T38">·</text:span><text:span text:style-name="T39"> </text:span><text:span text:style-name="T40">2 · (0.7</text:span><text:span text:style-name="T41">17</text:span><text:span text:style-name="T40"> – 0.88</text:span><text:span text:style-name="T41">3</text:span><text:span text:style-name="T40">)² + 3 </text:span><text:span text:style-name="T38">·</text:span><text:span text:style-name="T39"> </text:span><text:span text:style-name="T40">2 · (1.48</text:span><text:span text:style-name="T41">3</text:span><text:span text:style-name="T40"> – 0.88</text:span><text:span text:style-name="T41">3</text:span><text:span text:style-name="T40">)²</text:span></text:p>
      <text:p text:style-name="P12"><text:soft-page-break/><text:span text:style-name="T40">SS</text:span><text:span text:style-name="T70">A</text:span><text:span text:style-name="T40"> = 6 · -0.43</text:span><text:span text:style-name="T38">3</text:span><text:span text:style-name="T40">² + 6 · -0.16</text:span><text:span text:style-name="T38">6</text:span><text:span text:style-name="T40">² + </text:span><text:span text:style-name="T16"><text:s/>6 · 0.60</text:span><text:span text:style-name="T24">0</text:span><text:span text:style-name="T16">²</text:span></text:p>
      <text:p text:style-name="P12"><text:span text:style-name="T16">SS</text:span><text:span text:style-name="T59">A</text:span><text:span text:style-name="T16"> = 1.1</text:span><text:span text:style-name="T24">25</text:span><text:span text:style-name="T16"> + 0.165 + 2.16</text:span><text:span text:style-name="T17">0</text:span></text:p>
      <text:p text:style-name="P12"><text:span text:style-name="T16">SS</text:span><text:span text:style-name="T59">A</text:span><text:span text:style-name="T16"> = 3.4</text:span><text:span text:style-name="T17">5</text:span><text:span text:style-name="T22">0</text:span></text:p>
      <text:p text:style-name="P12"><text:span text:style-name="T17">df</text:span><text:span text:style-name="T61">A</text:span><text:span text:style-name="T17"> = </text:span><text:span text:style-name="T23">2</text:span></text:p>
      <text:p text:style-name="P12"><text:span text:style-name="T23">MS</text:span><text:span text:style-name="T69">A</text:span><text:span text:style-name="T23"> = (3.450 / 2) = 1.725</text:span></text:p>
      <text:p text:style-name="P29"/>
      <text:p text:style-name="P29">We end up with 3.450 (which is reasonably close to the 3.453 that jamovi calculated). We have three levels for drug and therefore the degree of freedom are 3 – 1 = 2. We use that to calculate the mean square, which is 1.725.</text:p>
      <text:p text:style-name="P29"/>
      <text:p text:style-name="P12"><text:span text:style-name="T21">The calculation of SS</text:span><text:span text:style-name="T63">B</text:span><text:span text:style-name="T21"> and MS</text:span><text:span text:style-name="T63">B</text:span><text:span text:style-name="T21"> is even simpler (given that we only have two levels for therapy). N = 3 is multiplied by the number of rows (i.e., the three levels for </text:span><text:span text:style-name="T47">drug</text:span><text:span text:style-name="T21">). We get 9 as result here. </text:span><text:span text:style-name="T25">We calculate the difference of the means for our two levels from the total mean and square them. When multiplying that result with the 9 (N · R) and summing it up, we get 0.466. The degrees of freedom for two levels are 2 – 1 = 1. Therefor, SS</text:span><text:span text:style-name="T64">B</text:span><text:span text:style-name="T25"> and MS</text:span><text:span text:style-name="T64">B</text:span><text:span text:style-name="T25"> are the same.</text:span></text:p>
      <text:p text:style-name="P16"><text:span text:style-name="T17">SS</text:span><text:span text:style-name="T62">B</text:span><text:span text:style-name="T17"> = 3 · 3 · </text:span><text:span text:style-name="T16">(0.</text:span><text:span text:style-name="T17">722</text:span><text:span text:style-name="T16"> – 0.88</text:span><text:span text:style-name="T24">3</text:span><text:span text:style-name="T16">)</text:span><text:span text:style-name="T17">² + <text:s/>3 · 3 · </text:span><text:span text:style-name="T16">(</text:span><text:span text:style-name="T17">1</text:span><text:span text:style-name="T16">.</text:span><text:span text:style-name="T17">044</text:span><text:span text:style-name="T16"> – 0.88</text:span><text:span text:style-name="T24">3</text:span><text:span text:style-name="T16">)</text:span><text:span text:style-name="T17">²</text:span></text:p>
      <text:p text:style-name="P16"><text:span text:style-name="T17">SS</text:span><text:span text:style-name="T62">B</text:span><text:span text:style-name="T17"> = </text:span><text:span text:style-name="T22">9 · -0.161² + 9 · 0.161²</text:span></text:p>
      <text:p text:style-name="P16"><text:span text:style-name="T22">SS</text:span><text:span text:style-name="T60">B</text:span><text:span text:style-name="T22"> = </text:span>0.233 <text:span text:style-name="T74">+ <text:s/>0.233</text:span></text:p>
      <text:p text:style-name="P20">SS<text:span text:style-name="T51">B</text:span> = 0.466</text:p>
      <text:p text:style-name="P22">df<text:span text:style-name="T51">B</text:span> = 1</text:p>
      <text:p text:style-name="P16"><text:span text:style-name="T23">MS</text:span><text:span text:style-name="T61">B</text:span><text:span text:style-name="T23"> = (0.466 / 1) = 0.466</text:span></text:p>
      <text:p text:style-name="P30"/>
      <text:p text:style-name="P7">I promised the calculation of SS<text:span text:style-name="T51">A</text:span> and SS<text:span text:style-name="T51">B</text:span> wouldn’t be to tricky and here we are.</text:p>
      <text:p text:style-name="P19"><text:span text:style-name="T7">SS</text:span><text:span text:style-name="T54">R</text:span><text:span text:style-name="T7"> </text:span><text:span text:style-name="T8">=</text:span><text:span text:style-name="T7"> SS</text:span><text:span text:style-name="T54">T</text:span><text:span text:style-name="T7"> </text:span><text:span text:style-name="T8">–</text:span><text:span text:style-name="T7"> </text:span><text:span text:style-name="T8">(</text:span><text:span text:style-name="T7">SS</text:span><text:span text:style-name="T54">A</text:span><text:span text:style-name="T7"> </text:span><text:span text:style-name="T8">+</text:span><text:span text:style-name="T7"> SS</text:span><text:span text:style-name="T54">B</text:span><text:span text:style-name="T8">)</text:span></text:p>
      <text:p text:style-name="P12"><text:span text:style-name="T74">SS</text:span><text:span text:style-name="T72">R</text:span><text:span text:style-name="T50"> = </text:span><text:span text:style-name="T22">4.8</text:span><text:span text:style-name="T23">4</text:span><text:span text:style-name="T22">5 </text:span><text:span text:style-name="T23">– </text:span><text:span text:style-name="T16">(</text:span><text:span text:style-name="T23">3.450</text:span><text:span text:style-name="T20"> </text:span><text:span text:style-name="T16">+</text:span><text:span text:style-name="T20"> </text:span><text:span text:style-name="T23">0.466</text:span><text:span text:style-name="T16">)</text:span></text:p>
      <text:p text:style-name="P21"><text:span text:style-name="T16">S</text:span><text:span text:style-name="T15">S</text:span><text:span text:style-name="T57">R</text:span><text:span text:style-name="T15"> = 0.929</text:span></text:p>
      <text:p text:style-name="P21"><text:span text:style-name="T15">df</text:span><text:span text:style-name="T57">R</text:span><text:span text:style-name="T15"> = N – df</text:span><text:span text:style-name="T57">A</text:span><text:span text:style-name="T15"> – df</text:span><text:span text:style-name="T57">B</text:span><text:span text:style-name="T15"> – 1</text:span></text:p>
      <text:p text:style-name="P21"><text:span text:style-name="T15">df</text:span><text:span text:style-name="T57">R</text:span><text:span text:style-name="T15"> = 14</text:span></text:p>
      <text:p text:style-name="P21"><text:span text:style-name="T15">MS</text:span><text:span text:style-name="T57">R</text:span><text:span text:style-name="T15"> = (0.929 / 14) = 0.066</text:span></text:p>
      <text:p text:style-name="P6"/>
      <text:p text:style-name="P16"><text:span text:style-name="T25">To calculate the last part that we need, the sum of squares of the residuals (SS</text:span><text:span text:style-name="T64">R</text:span><text:span text:style-name="T25">) we subtract the sum of SS</text:span><text:span text:style-name="T64">A</text:span><text:span text:style-name="T25"> and SS</text:span><text:span text:style-name="T64">B</text:span><text:span text:style-name="T25"> from the total sum of squares (SS</text:span><text:span text:style-name="T64">T</text:span><text:span text:style-name="T25">). We get 0.929 as a result. The degrees of freedom are the total number of participants (18) minus the degrees of freedom for A (2), the degrees of freedom for B (1) and on other degree of freedom (for the total mean). We end up with df</text:span><text:span text:style-name="T64">R</text:span><text:span text:style-name="T25"> 14, which we can use to calculate the mean square which is 0.066. </text:span><text:span text:style-name="T23">Now we are </text:span><text:span text:style-name="T25">set to calculate the F-values for factor A (</text:span><text:span text:style-name="T49">drug</text:span><text:span text:style-name="T25">) and B (</text:span><text:span text:style-name="T49">therapy</text:span><text:span text:style-name="T25">). Those come pretty close to what we got from jamovi (some decimals deviation due to rounding errors).</text:span></text:p>
      <text:p text:style-name="P6"/>
      <text:p text:style-name="P12"><text:span text:style-name="T23">F</text:span><text:span text:style-name="T61">A</text:span><text:span text:style-name="T23"> = MS</text:span><text:span text:style-name="T61">A </text:span><text:span text:style-name="T23">/ MS</text:span><text:span text:style-name="T61">R</text:span><text:span text:style-name="T23"> = 1.725 / 0.066</text:span></text:p>
      <text:p text:style-name="P12"><text:span text:style-name="T23">F</text:span><text:span text:style-name="T61">A</text:span><text:span text:style-name="T23"> = 26.136</text:span></text:p>
      <text:p text:style-name="P6"/>
      <text:p text:style-name="P12"><text:span text:style-name="T23">F</text:span><text:span text:style-name="T61">B</text:span><text:span text:style-name="T23"> = MS</text:span><text:span text:style-name="T61">B </text:span><text:span text:style-name="T23">/ MS</text:span><text:span text:style-name="T61">R</text:span><text:span text:style-name="T23"> = 0.466 / 0.066</text:span></text:p>
      <text:p text:style-name="P12"><text:span text:style-name="T23">F</text:span><text:span text:style-name="T61">B</text:span><text:span text:style-name="T23"> = 7.060</text:span></text:p>
      <text:p text:style-name="P6"/>
      <text:p text:style-name="P31">In the Excel-sheet there are no rounding errors and the results are identical to what we get from jamovi. </text:p>
      <text:p text:style-name="P12"><text:span text:style-name="T26">So, if you got some spare time on your hands and don’t fancy the entertainment the internet provides, calculating ANOVAs </text:span><text:span text:style-name="T33">on paper </text:span><text:span text:style-name="T26">might be a save you from dying of boredom… In memoriam Sir Ronald A. Fisher, you should not forget to do it in proper style with some Earl Grey (and don’t forget to add milk). One last word: It took me an hour or two to figure </text:span><text:span text:style-name="T36">out </text:span><text:span text:style-name="T26">the calculations. I still believe it was worth it as I understood a couple of things through the mistakes I made on the way (mostly due to thinking to complicated in the beginning).</text:span></text:p>
      <text:p text:style-name="P13"><text:soft-page-break/><text:span text:style-name="T44">Calculating </text:span><text:span text:style-name="T45">interaction effects</text:span><text:span text:style-name="T44"> in an factorial ANOVA on paper</text:span></text:p>
      <text:p text:style-name="P23"><text:span text:style-name="T28">T</text:span><text:span text:style-name="T15">o calculate the sum of squares for the interaction, we unfortunately need a whole zoo of variables. Fortunately, we calculated all of these before </text:span><text:span text:style-name="T33">and produced a nice table which we can just cop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
          </table:table-cell>
          <table:table-cell table:style-name="Table2.A1" office:value-type="string">
            <text:p text:style-name="P4"><text:span text:style-name="T42">Y</text:span><text:span text:style-name="T51">.1</text:span> </text:p>
          </table:table-cell>
          <table:table-cell table:style-name="Table2.A1" office:value-type="string">
            <text:p text:style-name="P4"><text:span text:style-name="T42">Y</text:span><text:span text:style-name="T51">.2</text:span> </text:p>
          </table:table-cell>
          <table:table-cell table:style-name="Table2.A1" office:value-type="string">
            <text:p text:style-name="P4"><text:span text:style-name="T42">Y</text:span><text:span text:style-name="T51">..</text:span> <text:s/></text:p>
          </table:table-cell>
        </table:table-row>
        <table:table-row table:style-name="Table2.1">
          <table:table-cell table:style-name="Table2.A2" office:value-type="string">
            <text:p text:style-name="P4"><text:span text:style-name="T42">Y</text:span><text:span text:style-name="T51">1.</text:span> </text:p>
          </table:table-cell>
          <table:table-cell table:style-name="Table2.A2" office:value-type="string">
            <text:p text:style-name="P2">0.300</text:p>
          </table:table-cell>
          <table:table-cell table:style-name="Table2.A2" office:value-type="string">
            <text:p text:style-name="P2">0.600</text:p>
          </table:table-cell>
          <table:table-cell table:style-name="Table2.A2" office:value-type="string">
            <text:p text:style-name="P2">0.450</text:p>
          </table:table-cell>
        </table:table-row>
        <table:table-row table:style-name="Table2.1">
          <table:table-cell table:style-name="Table2.A2" office:value-type="string">
            <text:p text:style-name="P4"><text:span text:style-name="T42">Y</text:span><text:span text:style-name="T51">2.</text:span> </text:p>
          </table:table-cell>
          <table:table-cell table:style-name="Table2.A2" office:value-type="string">
            <text:p text:style-name="P2">0.400</text:p>
          </table:table-cell>
          <table:table-cell table:style-name="Table2.A2" office:value-type="string">
            <text:p text:style-name="P2">1.033</text:p>
          </table:table-cell>
          <table:table-cell table:style-name="Table2.A2" office:value-type="string">
            <text:p text:style-name="P2">0.717</text:p>
          </table:table-cell>
        </table:table-row>
        <table:table-row table:style-name="Table2.1">
          <table:table-cell table:style-name="Table2.A2" office:value-type="string">
            <text:p text:style-name="P4"><text:span text:style-name="T42">Y</text:span><text:span text:style-name="T51">3.</text:span> </text:p>
          </table:table-cell>
          <table:table-cell table:style-name="Table2.A2" office:value-type="string">
            <text:p text:style-name="P2">1.467</text:p>
          </table:table-cell>
          <table:table-cell table:style-name="Table2.A2" office:value-type="string">
            <text:p text:style-name="P2">1.500</text:p>
          </table:table-cell>
          <table:table-cell table:style-name="Table2.A2" office:value-type="string">
            <text:p text:style-name="P2">1.483</text:p>
          </table:table-cell>
        </table:table-row>
        <table:table-row table:style-name="Table2.1">
          <table:table-cell table:style-name="Table2.A5" office:value-type="string">
            <text:p text:style-name="P4"><text:span text:style-name="T42">Y</text:span><text:span text:style-name="T51">..</text:span> <text:s/></text:p>
          </table:table-cell>
          <table:table-cell table:style-name="Table2.A5" office:value-type="string">
            <text:p text:style-name="P2">0.722</text:p>
          </table:table-cell>
          <table:table-cell table:style-name="Table2.A5" office:value-type="string">
            <text:p text:style-name="P2">1.044</text:p>
          </table:table-cell>
          <table:table-cell table:style-name="Table2.A5" office:value-type="string">
            <text:p text:style-name="P2">0.883</text:p>
          </table:table-cell>
        </table:table-row>
      </table:table>
      <text:p text:style-name="P32"/>
      <text:p text:style-name="P15"><text:span text:style-name="T17">A</text:span><text:span text:style-name="T35">gain, with a bit of concentration, you will be able to conduct these calculations on paper. If you prefer not to do it yourself, </text:span><text:span text:style-name="T79">you can use </text:span><text:span text:style-name="T34">the file Clinicaltrial – Step-by-step.ods </text:span><text:span text:style-name="T35">where you find them on the same </text:span><text:span text:style-name="T34">spreadsheet (“Factorial ANOVA”) </text:span><text:span text:style-name="T35">as </text:span><text:span text:style-name="T34">the calculations </text:span><text:span text:style-name="T35">above</text:span><text:span text:style-name="T34">. </text:span><text:span text:style-name="T35">The current calculations are on the right side under the heading “Main effects + interaction”.</text:span></text:p>
      <text:p text:style-name="P33"/>
      <text:p text:style-name="P14"><text:span text:style-name="T17">O</text:span><text:span text:style-name="T29">ur null hypotheses for the two main effects were that the means for the different levels of the factor were equal. An easier way of saying that would be to assume that they are not different from the mean of the whole sample. For simplifying denoting factor A and factor B we will use greek letters. Thus, α</text:span><text:span text:style-name="T65">r</text:span><text:span text:style-name="T29"> = µ</text:span><text:span text:style-name="T66">r.</text:span><text:span text:style-name="T29"> – µ</text:span><text:span text:style-name="T66">.. </text:span><text:span text:style-name="T30">(or </text:span><text:span text:style-name="T19">Y</text:span><text:span text:style-name="T65">r.</text:span><text:span text:style-name="T30"> – </text:span><text:span text:style-name="T19">Y</text:span><text:span text:style-name="T65">..</text:span><text:span text:style-name="T30"> when considering our sample) </text:span><text:span text:style-name="T29">and β</text:span><text:span text:style-name="T65">c</text:span><text:span text:style-name="T29"> = µ</text:span><text:span text:style-name="T66">.c</text:span><text:span text:style-name="T29"> – µ</text:span><text:span text:style-name="T66">..</text:span><text:span text:style-name="T29"> </text:span><text:span text:style-name="T30">(or </text:span><text:span text:style-name="T19">Y</text:span><text:span text:style-name="T65">.c</text:span><text:span text:style-name="T30"> – </text:span><text:span text:style-name="T19">Y</text:span><text:span text:style-name="T65">..</text:span><text:span text:style-name="T30">). If we “unwind” this, it </text:span><text:span text:style-name="T29">means </text:span><text:span text:style-name="T30">that </text:span><text:span text:style-name="T29">the effect </text:span><text:span text:style-name="T30">of </text:span><text:span text:style-name="T29">α results from the difference between the mean in the right-most column of each row and the total mean in the bottom right corner; likewise, </text:span><text:span text:style-name="T30">results </text:span><text:span text:style-name="T29">the effect for β </text:span><text:span text:style-name="T30">from </text:span><text:span text:style-name="T29">the difference between the mean for each column in the bottom row and the total mean in the bottom right corner.</text:span></text:p>
      <text:p text:style-name="P12"><text:span text:style-name="T29">Our null hypothesis for the interaction would be that those two effects already account</text:span><text:span text:style-name="T30">ed</text:span><text:span text:style-name="T29"> for the </text:span><text:span text:style-name="T30">total mean plus the </text:span><text:span text:style-name="T29">mean at each level of the factors: μ</text:span><text:span text:style-name="T66">rc</text:span><text:span text:style-name="T29"> </text:span><text:span text:style-name="T30">=</text:span><text:span text:style-name="T29"> μ</text:span><text:span text:style-name="T66">..</text:span><text:span text:style-name="T29"> </text:span><text:span text:style-name="T30">+</text:span><text:span text:style-name="T29"> α</text:span><text:span text:style-name="T66">r</text:span><text:span text:style-name="T29"> </text:span><text:span text:style-name="T30">+</text:span><text:span text:style-name="T29"> β</text:span><text:span text:style-name="T66">c</text:span><text:span text:style-name="T29">. </text:span><text:span text:style-name="T30">The alternative hypothesis is that there is some variance remaining to be explained after we took care of <text:s/></text:span><text:span text:style-name="T29">the </text:span><text:span text:style-name="T30">total mean plus the </text:span><text:span text:style-name="T29">mean at each level of the factors: <text:s/>μ</text:span><text:span text:style-name="T66">rc</text:span><text:span text:style-name="T29"> </text:span><text:span text:style-name="T37">=</text:span><text:span text:style-name="T29"> μ</text:span><text:span text:style-name="T66">..</text:span><text:span text:style-name="T29"> </text:span><text:span text:style-name="T30">+</text:span><text:span text:style-name="T29"> α</text:span><text:span text:style-name="T66">r</text:span><text:span text:style-name="T29"> </text:span><text:span text:style-name="T30">+</text:span><text:span text:style-name="T29"> β</text:span><text:span text:style-name="T66">c</text:span><text:span text:style-name="T29"> </text:span><text:span text:style-name="T30">+ </text:span><text:span text:style-name="T43">(αβ)</text:span><text:span text:style-name="T71">rc</text:span><text:span text:style-name="T30">. In order to determine the value for that term (αβ)</text:span><text:span text:style-name="T65">rc</text:span><text:span text:style-name="T30">, we take the the mean for that cell (i.e., a certain level combination of factor A and B, e.g., placebo – CBT) and subtract the total mean as well as the contributions of </text:span><text:span text:style-name="T29">α</text:span><text:span text:style-name="T66">r</text:span><text:span text:style-name="T29"> </text:span><text:span text:style-name="T30">and</text:span><text:span text:style-name="T29"> β</text:span><text:span text:style-name="T66">c</text:span><text:span text:style-name="T29">:<text:line-break/></text:span><text:span text:style-name="T78">(</text:span><text:span text:style-name="T30">αβ)</text:span><text:span text:style-name="T65">rc</text:span><text:span text:style-name="T30"> = μ</text:span><text:span text:style-name="T65">rc</text:span><text:span text:style-name="T30"> – μ</text:span><text:span text:style-name="T65">..</text:span><text:span text:style-name="T30"> – α</text:span><text:span text:style-name="T65">r</text:span><text:span text:style-name="T30"> – β</text:span><text:span text:style-name="T65">c</text:span><text:span text:style-name="T30">. <text:s/>α</text:span><text:span text:style-name="T65">r</text:span><text:span text:style-name="T30"> and β</text:span><text:span text:style-name="T65">c</text:span><text:span text:style-name="T30"> can be replaced by (μ</text:span><text:span text:style-name="T65">r.</text:span><text:span text:style-name="T30"> – μ</text:span><text:span text:style-name="T65">..</text:span><text:span text:style-name="T30">) and (μ</text:span><text:span text:style-name="T65">.c</text:span><text:span text:style-name="T30"> – μ</text:span><text:span text:style-name="T65">..</text:span><text:span text:style-name="T30">) respectively:<text:line-break/>(αβ)</text:span><text:span text:style-name="T65">rc</text:span><text:span text:style-name="T30"> = μ</text:span><text:span text:style-name="T65">rc</text:span><text:span text:style-name="T30"> – μ</text:span><text:span text:style-name="T65">..</text:span><text:span text:style-name="T30"> – (μ</text:span><text:span text:style-name="T65">r.</text:span><text:span text:style-name="T30"> – μ</text:span><text:span text:style-name="T65">..</text:span><text:span text:style-name="T30">) – (μ</text:span><text:span text:style-name="T65">.c</text:span><text:span text:style-name="T30"> – μ</text:span><text:span text:style-name="T65">..</text:span><text:span text:style-name="T30">). We can then remove the brackets </text:span><text:span text:style-name="T27">(remember that the – inside the brackets changes to + if there is a – before the bracket; we can therefore “sum up” one – µ</text:span><text:span text:style-name="T67">..</text:span><text:span text:style-name="T27"> and two + µ</text:span><text:span text:style-name="T67">..</text:span><text:span text:style-name="T27"> to one + µ</text:span><text:span text:style-name="T67">..</text:span><text:span text:style-name="T27">) and end up with:<text:line-break/></text:span><text:span text:style-name="T30">(αβ)</text:span><text:span text:style-name="T65">rc</text:span><text:span text:style-name="T30"> = μ</text:span><text:span text:style-name="T65">rc</text:span><text:span text:style-name="T30"> – μ</text:span><text:span text:style-name="T65">r.</text:span><text:span text:style-name="T30"> – μ</text:span><text:span text:style-name="T65">.c</text:span><text:span text:style-name="T30"> </text:span><text:span text:style-name="T27">+</text:span><text:span text:style-name="T30"> μ</text:span><text:span text:style-name="T65">.. </text:span><text:span text:style-name="T27">or </text:span><text:span text:style-name="T30">(αβ)</text:span><text:span text:style-name="T65">rc</text:span><text:span text:style-name="T30"> = </text:span><text:span text:style-name="T19">Y</text:span><text:span text:style-name="T65">rc</text:span><text:span text:style-name="T30"> – </text:span><text:span text:style-name="T19">Y</text:span><text:span text:style-name="T65">r.</text:span><text:span text:style-name="T30"> – </text:span><text:span text:style-name="T19">Y</text:span><text:span text:style-name="T65">.c</text:span><text:span text:style-name="T30"> </text:span><text:span text:style-name="T27">+</text:span><text:span text:style-name="T30"> </text:span><text:span text:style-name="T19">Y</text:span><text:span text:style-name="T65">.. </text:span><text:span text:style-name="T27">(as long as we operate in our sample). This again, we can “convert” into a formula that we actually can use to carry out our calculations:</text:span></text:p>
      <text:p text:style-name="P8"><draw:frame draw:style-name="fr1" draw:name="Object14" text:anchor-type="as-char" svg:y="-0.713cm" svg:width="6.452cm" svg:height="1.139cm" draw:z-index="2"><draw:object xlink:href="./Object 3" xlink:type="simple" xlink:show="embed" xlink:actuate="onLoad"/><draw:image xlink:href="./ObjectReplacements/Object 3" xlink:type="simple" xlink:show="embed" xlink:actuate="onLoad"/><svg:desc>formula</svg:desc></draw:frame></text:p>
      <text:p text:style-name="P8"/>
      <text:p text:style-name="P5"><text:span text:style-name="T75">Using the numbers in the table, we can do this for the first cell: 3 · (0.300 – 0.450 – </text:span>0.722 <text:span text:style-name="T75">+ </text:span>0.883<text:span text:style-name="T75">)² </text:span><text:span text:style-name="T76">which gives us 0.000363. We do the same for the remaining five cells and then sum up the values. We obtain 0.271 which is the sum of squares for our interaction (SS</text:span><text:span text:style-name="T73">AB</text:span><text:span text:style-name="T76">). The degrees of freedom are (N – 1) · (C – 1) = 2 · 1 = 2. By dividing the sum of squares by the degrees of freedom, we get the mean square for the interaction: MS</text:span><text:span text:style-name="T73">AB</text:span><text:span text:style-name="T76"> = 0.271 / 2 = 0.136. The sum of squares for the interaction also explains variance and further reduces the sum of squares of the residuals: SS</text:span><text:span text:style-name="T73">R</text:span><text:span text:style-name="T76"> = SS</text:span><text:span text:style-name="T73">tot</text:span><text:span text:style-name="T76"> – SS</text:span><text:span text:style-name="T73">A</text:span><text:span text:style-name="T76"> – SS</text:span><text:span text:style-name="T73">B</text:span><text:span text:style-name="T76"> – SS</text:span><text:span text:style-name="T73">AB</text:span><text:span text:style-name="T76"> = 4.845 – 3.453 – 0.467 – 0.271 = 0.653. The degrees of freedom have also to be reduced: df</text:span><text:span text:style-name="T73">R</text:span><text:span text:style-name="T76"> = N – df</text:span><text:span text:style-name="T73">A</text:span><text:span text:style-name="T76"> – df</text:span><text:span text:style-name="T73">B</text:span><text:span text:style-name="T76"> – df</text:span><text:span text:style-name="T73">AB</text:span><text:span text:style-name="T76"> – 1 = 18 – 2 – 1 – 2 – 1 = 12. The mean square for the residuals is therefore: MS</text:span><text:span text:style-name="T73">R</text:span><text:span text:style-name="T76"> = SS</text:span><text:span text:style-name="T73">R</text:span><text:span text:style-name="T76"> / df</text:span><text:span text:style-name="T73">R</text:span><text:span text:style-name="T76"> = <text:s/>0.653 / 12 = 0.054. Now, we can calculate our F-</text:span><text:span text:style-name="T77">statistics</text:span><text:span text:style-name="T76"> for AB: F</text:span><text:span text:style-name="T73">AB</text:span><text:span text:style-name="T76"> = MS</text:span><text:span text:style-name="T73">AB</text:span><text:span text:style-name="T76"> / MS</text:span><text:span text:style-name="T73">R</text:span><text:span text:style-name="T76"> = 0.</text:span><text:span text:style-name="T77">136</text:span><text:span text:style-name="T76"> / 0.054 </text:span><text:span text:style-name="T77">= 2,499. The interaction is not sizeable enough to become significant (p = 0.1238). Again, we ended up with a value within rounding-error-distance from the calculations in jamov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Sebastian Jentschke</meta:initial-creator>
    <meta:creation-date>2020-05-21T15:26:02.870263017</meta:creation-date>
    <dc:date>2020-08-10T07:18:42.405485030</dc:date>
    <dc:creator>Sebastian Jentschke</dc:creator>
    <meta:editing-duration>PT21M41S</meta:editing-duration>
    <meta:editing-cycles>6</meta:editing-cycles>
    <meta:generator>LibreOffice/7.0.0.3$Linux_X86_64 LibreOffice_project/8061b3e9204bef6b321a21033174034a5e2ea88e</meta:generator>
    <meta:document-statistic meta:table-count="2" meta:image-count="0" meta:object-count="3" meta:page-count="3" meta:paragraph-count="89" meta:word-count="1852" meta:character-count="9420" meta:non-whitespace-character-count="7576"/>
  </office:meta>
</office:document-meta>
</file>

<file path=Object 1/content.xml><?xml version="1.0" encoding="utf-8"?>
<math xmlns="http://www.w3.org/1998/Math/MathML" display="block">
  <semantics>
    <mrow>
      <msub>
        <mi mathvariant="italic">SS</mi>
        <mi>A</mi>
      </msub>
      <mrow>
        <mspace width="2em"/>
        <mo stretchy="false">=</mo>
        <mspace width="2em"/>
      </mrow>
      <mrow>
        <munderover>
          <mo stretchy="false">∑</mo>
          <mrow>
            <mi>r</mi>
            <mo stretchy="false">=</mo>
            <mn>1</mn>
          </mrow>
          <mi>R</mi>
        </munderover>
        <mi>N</mi>
      </mrow>
      <mrow>
        <mspace width="2em"/>
        <mo stretchy="false">⋅</mo>
        <mspace width="2em"/>
      </mrow>
      <mi>C</mi>
      <mrow>
        <mspace width="2em"/>
        <mo stretchy="false">⋅</mo>
        <mspace width="2em"/>
      </mrow>
      <msup>
        <mrow>
          <mo fence="true" stretchy="false">(</mo>
          <mrow>
            <mrow>
              <mover accent="true">
                <msub>
                  <mi>Y</mi>
                  <mrow>
                    <mi>r</mi>
                    <mi>.</mi>
                  </mrow>
                </msub>
                <mo stretchy="false">¯</mo>
              </mover>
              <mo stretchy="false">−</mo>
              <mover accent="true">
                <msub>
                  <mi>Y</mi>
                  <mn>..</mn>
                </msub>
                <mo stretchy="false">¯</mo>
              </mover>
            </mrow>
          </mrow>
          <mo fence="true" stretchy="false">)</mo>
        </mrow>
        <mn>2</mn>
      </msup>
    </mrow>
    <annotation encoding="StarMath 5.0"> { SS _ A ~ = ~ sum from { r = 1 } to { R } N~cdot~C~cdot~( bar Y_{r.} - bar Y_{..} ) ^ 2 } </annotation>
  </semantics>
</math>
</file>

<file path=Object 2/content.xml><?xml version="1.0" encoding="utf-8"?>
<math xmlns="http://www.w3.org/1998/Math/MathML" display="block">
  <semantics>
    <mrow>
      <msub>
        <mi mathvariant="italic">SS</mi>
        <mi>B</mi>
      </msub>
      <mrow>
        <mspace width="2em"/>
        <mo stretchy="false">=</mo>
        <mspace width="2em"/>
      </mrow>
      <mrow>
        <munderover>
          <mo stretchy="false">∑</mo>
          <mrow>
            <mi>c</mi>
            <mo stretchy="false">=</mo>
            <mn>1</mn>
          </mrow>
          <mi>C</mi>
        </munderover>
        <mi>N</mi>
      </mrow>
      <mrow>
        <mspace width="2em"/>
        <mo stretchy="false">⋅</mo>
        <mspace width="2em"/>
      </mrow>
      <mi>R</mi>
      <mrow>
        <mspace width="2em"/>
        <mo stretchy="false">⋅</mo>
        <mspace width="2em"/>
      </mrow>
      <msup>
        <mrow>
          <mo fence="true" stretchy="false">(</mo>
          <mrow>
            <mrow>
              <mover accent="true">
                <msub>
                  <mi>Y</mi>
                  <mrow>
                    <mi>.</mi>
                    <mi>c</mi>
                  </mrow>
                </msub>
                <mo stretchy="false">¯</mo>
              </mover>
              <mo stretchy="false">−</mo>
              <mover accent="true">
                <msub>
                  <mi>Y</mi>
                  <mn>..</mn>
                </msub>
                <mo stretchy="false">¯</mo>
              </mover>
            </mrow>
          </mrow>
          <mo fence="true" stretchy="false">)</mo>
        </mrow>
        <mn>2</mn>
      </msup>
    </mrow>
    <annotation encoding="StarMath 5.0"> { SS_B ~ = ~ sum from {c = 1} to {C} N~cdot~R~cdot~(bar Y_{.c} - bar Y_{..}) ^ 2}</annotation>
  </semantics>
</math>
</file>

<file path=Object 3/content.xml><?xml version="1.0" encoding="utf-8"?>
<math xmlns="http://www.w3.org/1998/Math/MathML" display="block">
  <semantics>
    <mrow>
      <msub>
        <mi mathvariant="italic">SS</mi>
        <mrow>
          <mi>A</mi>
          <mi mathvariant="normal">:</mi>
          <mi>B</mi>
        </mrow>
      </msub>
      <mo stretchy="false">=</mo>
      <mrow>
        <munderover>
          <mo stretchy="false">∑</mo>
          <mrow>
            <mi>r</mi>
            <mo stretchy="false">=</mo>
            <mn>1</mn>
          </mrow>
          <mi>R</mi>
        </munderover>
        <mrow>
          <munderover>
            <mo stretchy="false">∑</mo>
            <mrow>
              <mi>c</mi>
              <mo stretchy="false">=</mo>
              <mn>1</mn>
            </mrow>
            <mi>C</mi>
          </munderover>
          <mrow>
            <mi>N</mi>
            <mo stretchy="false">⋅</mo>
            <msup>
              <mrow>
                <mo fence="true" stretchy="false">(</mo>
                <mrow>
                  <mrow>
                    <mover accent="true">
                      <msub>
                        <mi>Y</mi>
                        <mi mathvariant="italic">rc</mi>
                      </msub>
                      <mo stretchy="false">¯</mo>
                    </mover>
                    <mo stretchy="false">−</mo>
                    <mover accent="true">
                      <msub>
                        <mi>Y</mi>
                        <mrow>
                          <mi>r</mi>
                          <mi>.</mi>
                        </mrow>
                      </msub>
                      <mo stretchy="false">¯</mo>
                    </mover>
                    <mo stretchy="false">−</mo>
                    <mover accent="true">
                      <msub>
                        <mi>Y</mi>
                        <mrow>
                          <mi>.</mi>
                          <mi>c</mi>
                        </mrow>
                      </msub>
                      <mo stretchy="false">¯</mo>
                    </mover>
                    <mo stretchy="false">+</mo>
                    <mover accent="true">
                      <msub>
                        <mi>Y</mi>
                        <mn>..</mn>
                      </msub>
                      <mo stretchy="false">¯</mo>
                    </mover>
                  </mrow>
                </mrow>
                <mo fence="true" stretchy="false">)</mo>
              </mrow>
              <mn>2</mn>
            </msup>
          </mrow>
        </mrow>
      </mrow>
    </mrow>
    <annotation encoding="StarMath 5.0">SS_{A:B} = sum from {r = 1} to {R} sum from {c=1} to {C} { N cdot ( bar Y_{rc} - bar Y_{r.} - bar Y_{.c} + bar Y_{..}) ^ 2}</annotation>
  </semantics>
</math>
</file>